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1.6425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0.1429in"/>
    </style:style>
    <style:style style:name="co6" style:family="table-column">
      <style:table-column-properties fo:break-before="auto" style:column-width="3.3071in"/>
    </style:style>
    <style:style style:name="co7" style:family="table-column">
      <style:table-column-properties fo:break-before="auto" style:column-width="3.0638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6.4047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4.9492in"/>
    </style:style>
    <style:style style:name="co13" style:family="table-column">
      <style:table-column-properties fo:break-before="auto" style:column-width="0.1217in"/>
    </style:style>
    <style:style style:name="co14" style:family="table-column">
      <style:table-column-properties fo:break-before="auto" style:column-width="3.7925in"/>
    </style:style>
    <style:style style:name="co15" style:family="table-column">
      <style:table-column-properties fo:break-before="auto" style:column-width="0.4075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7.2756in"/>
    </style:style>
    <style:style style:name="co18" style:family="table-column">
      <style:table-column-properties fo:break-before="auto" style:column-width="0.1654in"/>
    </style:style>
    <style:style style:name="co19" style:family="table-column">
      <style:table-column-properties fo:break-before="auto" style:column-width="7.0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PageStyle_5f_tragic_20_poets">
      <style:table-properties table:display="true" style:writing-mode="lr-tb"/>
    </style:style>
    <style:style style:name="ta2" style:family="table" style:master-page-name="PageStyle_5f_tragic_20_competitive_20_field">
      <style:table-properties table:display="true" style:writing-mode="lr-tb"/>
    </style:style>
    <style:style style:name="ta3" style:family="table" style:master-page-name="PageStyle_5f_notable_20_winners">
      <style:table-properties table:display="true" style:writing-mode="lr-tb"/>
    </style:style>
    <style:style style:name="ta4" style:family="table" style:master-page-name="PageStyle_5f_aristophanes_20_play_20_referenc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00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801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 style:data-style-name="N11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gic poe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3" table:number-rows-spanned="1">
            <text:p>Tragic poets in clasical Athens</text:p>
          </table:table-cell>
          <table:covered-table-cell table:number-columns-repeated="2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7" office:value-type="string">
            <text:p><text:a xlink:href="http://acrosswalls.org/datasets/">http://acrosswalls.org/datasets/</text:a>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3">
          <table:table-cell table:style-name="ce2" office:value-type="string" table:number-columns-spanned="6" table:number-rows-spanned="1">
            <text:p>5th-century plays by tragic poets other than Aeschylus, Sophicles, and Euripides</text:p>
          </table:table-cell>
          <table:covered-table-cell table:number-columns-repeated="5" table:style-name="ce4"/>
          <table:table-cell table:formula="of:=[.C12]+[.C13]+[.C16]+[.C17]+[.C18]+[.C19]" office:value-type="float" office:value="415">
            <text:p>41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table:number-columns-spanned="4" table:number-rows-spanned="1">
            <text:p>year of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 office:value-type="string">
            <text:p>lid</text:p>
          </table:table-cell>
          <table:table-cell office:value-type="string">
            <text:p>tragic poet</text:p>
          </table:table-cell>
          <table:table-cell office:value-type="string">
            <text:p>plays</text:p>
          </table:table-cell>
          <table:table-cell office:value-type="string">
            <text:p>first performance</text:p>
          </table:table-cell>
          <table:table-cell office:value-type="string">
            <text:p>last performance</text:p>
          </table:table-cell>
          <table:table-cell office:value-type="string">
            <text:p>birth </text:p>
          </table:table-cell>
          <table:table-cell office:value-type="string">
            <text:p>death</text:p>
          </table:table-cell>
          <table:table-cell office:value-type="string">
            <text:p>poet notes</text:p>
          </table:table-cell>
          <table:table-cell/>
          <table:table-cell office:value-type="string">
            <text:p>sources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stydamas the Elder</text:p>
          </table:table-cell>
          <table:table-cell office:value-type="float" office:value="240">
            <text:p>240</text:p>
          </table:table-cell>
          <table:table-cell office:value-type="float" office:value="398">
            <text:p>398</text:p>
          </table:table-cell>
          <table:table-cell table:number-columns-repeated="3"/>
          <table:table-cell office:value-type="string">
            <text:p>4th century; son of Morsimus son of Philocles; was 15 times victorious; inscriptions mention the performance of his tragedies in 348,342, and 341</text:p>
          </table:table-cell>
          <table:table-cell/>
          <table:table-cell office:value-type="string">
            <text:p>from various sources; most helpful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phocles</text:p>
          </table:table-cell>
          <table:table-cell office:value-type="float" office:value="123">
            <text:p>123</text:p>
          </table:table-cell>
          <table:table-cell office:value-type="float" office:value="470">
            <text:p>470</text:p>
          </table:table-cell>
          <table:table-cell office:value-type="float" office:value="409">
            <text:p>409</text:p>
          </table:table-cell>
          <table:table-cell table:number-columns-repeated="4"/>
          <table:table-cell office:value-type="string">
            <text:p>http://www.theoi.com/Text/ListTragedians.html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eophron of Sicyon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string">
            <text:p>http://www.perseus.tufts.edu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ilocles the Elder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contemporary of Euripides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uripides</text:p>
          </table:table-cell>
          <table:table-cell office:value-type="float" office:value="92">
            <text:p>92</text:p>
          </table:table-cell>
          <table:table-cell office:value-type="float" office:value="456">
            <text:p>456</text:p>
          </table:table-cell>
          <table:table-cell office:value-type="float" office:value="407">
            <text:p>407</text:p>
          </table:table-cell>
          <table:table-cell table:number-columns-repeated="4"/>
          <table:table-cell office:value-type="string">
            <text:p>Suda On Line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eschylus</text:p>
          </table:table-cell>
          <table:table-cell office:value-type="float" office:value="76">
            <text:p>76</text:p>
          </table:table-cell>
          <table:table-cell office:value-type="float" office:value="499">
            <text:p>499</text:p>
          </table:table-cell>
          <table:table-cell office:value-type="float" office:value="458">
            <text:p>458</text:p>
          </table:table-cell>
          <table:table-cell table:number-columns-repeated="4"/>
          <table:table-cell table:style-name="ce7" office:value-type="string">
            <text:p><text:a xlink:href="http://www.stoa.org/sol">http://www.stoa.org/sol</text:a>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ristarchus of Tegea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fifth century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ophon of Athens</text:p>
          </table:table-cell>
          <table:table-cell office:value-type="float" office:value="50">
            <text:p>50</text:p>
          </table:table-cell>
          <table:table-cell office:value-type="float" office:value="428">
            <text:p>428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string">
            <text:p>other years as well; son of Sophocles</text:p>
          </table:table-cell>
          <table:table-cell/>
          <table:table-cell office:value-type="string">
            <text:p>I categorize four tragic poets as sixth-century poets:  Thespis of Attica, Choerilus of Athens, Phrynichus of Athens, and Pratinas of Philius.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on of Chios</text:p>
          </table:table-cell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428">
            <text:p>42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haeus of Eretria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float" office:value="405">
            <text:p>40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rychus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contemporary of Aristophanes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icomachus of Phrygia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contemporary of Euripides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gathon of Athen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float" office:value="400">
            <text:p>40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cestor of Sacas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istias of Philius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rcinus the Elder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itias of Athens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uphorion of Athens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uripides the Younger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ieronymus of Athens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lanthius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letus of Athens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rsimus of Athens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thippus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ythangelus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henelus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gnis of Athens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imesitheus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omotheus of Miletus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enocles the Eld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Xenophanes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gic competitive field" table:style-name="ta2" table:print="false">
        <table:table-column table:style-name="co7" table:default-cell-style-name="Excel_20_Built-in_20_Normal"/>
        <table:table-column table:style-name="co8" table:number-columns-repeated="3" table:default-cell-style-name="ce9"/>
        <table:table-column table:style-name="co9" table:default-cell-style-name="Excel_20_Built-in_20_Normal"/>
        <table:table-column table:style-name="co10" table:default-cell-style-name="ce3"/>
        <table:table-column table:style-name="co3" table:number-columns-repeated="1018" table:default-cell-style-name="Excel_20_Built-in_20_Normal"/>
        <table:table-row table:style-name="ro1">
          <table:table-cell office:value-type="string">
            <text:p>Competitive field of tragic poets in time of Aeschylus, Sophocles, and Euripides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7" office:value-type="string">
            <text:p><text:a xlink:href="http://acrosswalls.org/datasets/">http://acrosswalls.org/datasets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ig-3 tragic poets and their play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eschylus</text:p>
          </table:table-cell>
          <table:table-cell office:value-type="string">
            <text:p>Sophocles</text:p>
          </table:table-cell>
          <table:table-cell office:value-type="string">
            <text:p>Euripides</text:p>
          </table:table-cell>
          <table:table-cell/>
          <table:table-cell office:value-type="string">
            <text:p>sources</text:p>
          </table:table-cell>
          <table:table-cell table:number-columns-repeated="1018"/>
        </table:table-row>
        <table:table-row table:style-name="ro2">
          <table:table-cell office:value-type="string">
            <text:p>born</text:p>
          </table:table-cell>
          <table:table-cell office:value-type="float" office:value="525">
            <text:p>525</text:p>
          </table:table-cell>
          <table:table-cell office:value-type="float" office:value="496">
            <text:p>496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from various sources; most helpful</text:p>
          </table:table-cell>
          <table:table-cell table:number-columns-repeated="1018"/>
        </table:table-row>
        <table:table-row table:style-name="ro2">
          <table:table-cell office:value-type="string">
            <text:p>first performance</text:p>
          </table:table-cell>
          <table:table-cell office:value-type="float" office:value="499">
            <text:p>499</text:p>
          </table:table-cell>
          <table:table-cell office:value-type="float" office:value="470">
            <text:p>470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http://www.theoi.com/Text/ListTragedians.html</text:p>
          </table:table-cell>
          <table:table-cell table:number-columns-repeated="1018"/>
        </table:table-row>
        <table:table-row table:style-name="ro2">
          <table:table-cell office:value-type="string">
            <text:p>last performance in Athens</text:p>
          </table:table-cell>
          <table:table-cell office:value-type="float" office:value="458">
            <text:p>458</text:p>
          </table:table-cell>
          <table:table-cell office:value-type="float" office:value="409">
            <text:p>409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http://www.perseus.tufts.edu</text:p>
          </table:table-cell>
          <table:table-cell table:number-columns-repeated="1018"/>
        </table:table-row>
        <table:table-row table:style-name="ro2">
          <table:table-cell office:value-type="string">
            <text:p>plays</text:p>
          </table:table-cell>
          <table:table-cell office:value-type="float" office:value="76">
            <text:p>76</text:p>
          </table:table-cell>
          <table:table-cell office:value-type="float" office:value="124">
            <text:p>124</text:p>
          </table:table-cell>
          <table:table-cell office:value-type="float" office:value="92">
            <text:p>92</text:p>
          </table:table-cell>
          <table:table-cell/>
          <table:table-cell table:style-name="ce16" office:value-type="string">
            <text:p>pp. 33-4, 41, 49 in Sommerstein, Alan H. (2002). Greek drama and dramatists. London: Routledge.</text:p>
          </table:table-cell>
          <table:table-cell table:number-columns-repeated="1018"/>
        </table:table-row>
        <table:table-row table:style-name="ro2">
          <table:table-cell office:value-type="string">
            <text:p>victories Dionesia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victories Lenai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da On Line</text:p>
          </table:table-cell>
          <table:table-cell table:number-columns-repeated="1018"/>
        </table:table-row>
        <table:table-row table:style-name="ro2">
          <table:table-cell office:value-type="string">
            <text:p>victories total</text:p>
          </table:table-cell>
          <table:table-cell table:formula="of:=[.B11]+[.B12]" office:value-type="float" office:value="13">
            <text:p>13</text:p>
          </table:table-cell>
          <table:table-cell table:formula="of:=[.C11]+[.C12]" office:value-type="float" office:value="24">
            <text:p>24</text:p>
          </table:table-cell>
          <table:table-cell table:formula="of:=[.D11]+[.D12]" office:value-type="float" office:value="4">
            <text:p>4</text:p>
          </table:table-cell>
          <table:table-cell/>
          <table:table-cell table:style-name="ce7" office:value-type="string">
            <text:p><text:a xlink:href="http://www.stoa.org/sol">http://www.stoa.org/sol</text:a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ge at first performance</text:p>
          </table:table-cell>
          <table:table-cell table:formula="of:=[.B7]-[.B8]" office:value-type="float" office:value="26">
            <text:p>26</text:p>
          </table:table-cell>
          <table:table-cell table:formula="of:=[.C7]-[.C8]" office:value-type="float" office:value="26">
            <text:p>26</text:p>
          </table:table-cell>
          <table:table-cell table:formula="of:=[.D7]-[.D8]" office:value-type="float" office:value="24">
            <text:p>24</text:p>
          </table:table-cell>
          <table:table-cell/>
          <table:table-cell table:style-name="ce16" office:value-type="string">
            <text:p>The Suda states that Aeschylus had 28 victories, but such a figure </text:p>
          </table:table-cell>
          <table:table-cell table:number-columns-repeated="1018"/>
        </table:table-row>
        <table:table-row table:style-name="ro2">
          <table:table-cell office:value-type="string">
            <text:p>age at last performance</text:p>
          </table:table-cell>
          <table:table-cell table:formula="of:=[.B7]-[.B9]" office:value-type="float" office:value="67">
            <text:p>67</text:p>
          </table:table-cell>
          <table:table-cell table:formula="of:=[.C7]-[.C9]" office:value-type="float" office:value="87">
            <text:p>87</text:p>
          </table:table-cell>
          <table:table-cell table:formula="of:=[.D7]-[.D9]" office:value-type="float" office:value="73">
            <text:p>73</text:p>
          </table:table-cell>
          <table:table-cell/>
          <table:table-cell table:style-name="ce16" office:value-type="string">
            <text:p>isn't consistent with plausible figures for Aeschylus’s total plays written. </text:p>
          </table:table-cell>
          <table:table-cell table:number-columns-repeated="1018"/>
        </table:table-row>
        <table:table-row table:style-name="ro2">
          <table:table-cell office:value-type="string">
            <text:p>years/play</text:p>
          </table:table-cell>
          <table:table-cell table:style-name="ce10" table:formula="of:=([.B8]-[.B9])/[.B10]" office:value-type="float" office:value="0.539473684210526">
            <text:p>0.54</text:p>
          </table:table-cell>
          <table:table-cell table:style-name="ce10" table:formula="of:=([.C8]-[.C9])/[.C10]" office:value-type="float" office:value="0.491935483870968">
            <text:p>0.49</text:p>
          </table:table-cell>
          <table:table-cell table:style-name="ce10" table:formula="of:=([.D8]-[.D9])/[.D10]" office:value-type="float" office:value="0.532608695652174">
            <text:p>0.53</text:p>
          </table:table-cell>
          <table:table-cell table:number-columns-repeated="1020"/>
        </table:table-row>
        <table:table-row table:style-name="ro2">
          <table:table-cell office:value-type="string">
            <text:p>Dionysia participations</text:p>
          </table:table-cell>
          <table:table-cell table:formula="of:=([.B10]-[.B19]*2)/4" office:value-type="float" office:value="19">
            <text:p>19</text:p>
          </table:table-cell>
          <table:table-cell table:formula="of:=([.C10]-[.C19]*2)/4" office:value-type="float" office:value="28">
            <text:p>28</text:p>
          </table:table-cell>
          <table:table-cell table:formula="of:=([.D10]-[.D19]*2)/4" office:value-type="float" office:value="18">
            <text:p>18</text:p>
          </table:table-cell>
          <table:table-cell table:number-columns-repeated="1020"/>
        </table:table-row>
        <table:table-row table:style-name="ro2">
          <table:table-cell office:value-type="string">
            <text:p>Lenaia participation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total festival participations</text:p>
          </table:table-cell>
          <table:table-cell table:formula="of:=[.B18]+[.B19]" office:value-type="float" office:value="19">
            <text:p>19</text:p>
          </table:table-cell>
          <table:table-cell table:formula="of:=[.C18]+[.C19]" office:value-type="float" office:value="34">
            <text:p>34</text:p>
          </table:table-cell>
          <table:table-cell table:formula="of:=[.D18]+[.D19]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office:value-type="string">
            <text:p>active years</text:p>
          </table:table-cell>
          <table:table-cell table:formula="of:=[.B8]-[.B9]" office:value-type="float" office:value="41">
            <text:p>41</text:p>
          </table:table-cell>
          <table:table-cell table:formula="of:=[.C8]-[.C9]" office:value-type="float" office:value="61">
            <text:p>61</text:p>
          </table:table-cell>
          <table:table-cell table:formula="of:=[.D8]-[.D9]" office:value-type="float" office:value="49">
            <text:p>49</text:p>
          </table:table-cell>
          <table:table-cell table:number-columns-repeated="1020"/>
        </table:table-row>
        <table:table-row table:style-name="ro2">
          <table:table-cell office:value-type="string">
            <text:p>winning percentage</text:p>
          </table:table-cell>
          <table:table-cell table:style-name="ce11" table:formula="of:=[.B13]/[.B20]" office:value-type="percentage" office:value="0.68421052631579">
            <text:p>68%</text:p>
          </table:table-cell>
          <table:table-cell table:style-name="ce11" table:formula="of:=[.C13]/[.C20]" office:value-type="percentage" office:value="0.705882352941176">
            <text:p>71%</text:p>
          </table:table-cell>
          <table:table-cell table:style-name="ce11" table:formula="of:=[.D13]/[.D20]" office:value-type="percentage" office:value="0.142857142857143">
            <text:p>14%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1" table:number-columns-repeated="3"/>
          <table:table-cell table:number-columns-repeated="1020"/>
        </table:table-row>
        <table:table-row table:style-name="ro4">
          <table:table-cell table:style-name="ce2" office:value-type="string" table:number-columns-spanned="4" table:number-rows-spanned="1">
            <text:p>Dionysia: 3 tragic poets per festival; each poet presents 4 plays (3 tragedies, 1 satyr)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2" office:value-type="string" table:number-columns-spanned="4" table:number-rows-spanned="1">
            <text:p>Lenaia: 2 tragic poets per festival; each poet presents 2 tragedies</text:p>
          </table:table-cell>
          <table:covered-table-cell table:number-columns-repeated="3" table:style-name="ce4"/>
          <table:table-cell table:number-columns-repeated="1020"/>
        </table:table-row>
        <table:table-row table:style-name="ro1" table:number-rows-repeated="2">
          <table:table-cell table:style-name="ce8"/>
          <table:table-cell table:style-name="ce11" table:number-columns-repeated="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field for tragic poets from 499 to 407 (Big-3 active span)</text:p>
          </table:table-cell>
          <table:table-cell table:number-columns-repeated="1023"/>
        </table:table-row>
        <table:table-row table:style-name="ro6">
          <table:table-cell office:value-type="string">
            <text:p>festival</text:p>
          </table:table-cell>
          <table:table-cell office:value-type="string">
            <text:p>tragic poet participations</text:p>
          </table:table-cell>
          <table:table-cell office:value-type="string">
            <text:p>plays by tragic poets</text:p>
          </table:table-cell>
          <table:table-cell office:value-type="string">
            <text:p>festivals</text:p>
          </table:table-cell>
          <table:table-cell table:number-columns-repeated="1020"/>
        </table:table-row>
        <table:table-row table:style-name="ro2">
          <table:table-cell office:value-type="string">
            <text:p>Dionysia</text:p>
          </table:table-cell>
          <table:table-cell table:formula="of:=[.D32]*3" office:value-type="float" office:value="279">
            <text:p>279</text:p>
          </table:table-cell>
          <table:table-cell table:formula="of:=[.B32]*4" office:value-type="float" office:value="1116">
            <text:p>1116</text:p>
          </table:table-cell>
          <table:table-cell table:formula="of:=[.B8]-[.D9]+1" office:value-type="float" office:value="93">
            <text:p>93</text:p>
          </table:table-cell>
          <table:table-cell table:number-columns-repeated="1020"/>
        </table:table-row>
        <table:table-row table:style-name="ro2">
          <table:table-cell office:value-type="string">
            <text:p>Lenaia</text:p>
          </table:table-cell>
          <table:table-cell table:formula="of:=[.D33]*2" office:value-type="float" office:value="58">
            <text:p>58</text:p>
          </table:table-cell>
          <table:table-cell table:formula="of:=[.B33]*2" office:value-type="float" office:value="116">
            <text:p>116</text:p>
          </table:table-cell>
          <table:table-cell table:formula="of:=[.B36]-[.D9]+1" office:value-type="float" office:value="29">
            <text:p>29</text:p>
          </table:table-cell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formula="of:=[.B32]+[.B33]" office:value-type="float" office:value="337">
            <text:p>337</text:p>
          </table:table-cell>
          <table:table-cell table:formula="of:=[.C32]+[.C33]" office:value-type="float" office:value="1232">
            <text:p>1232</text:p>
          </table:table-cell>
          <table:table-cell table:formula="of:=[.D32]+[.D33]" office:value-type="float" office:value="122">
            <text:p>1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year tragic drama begins at Lenaia</text:p>
          </table:table-cell>
          <table:table-cell office:value-type="float" office:value="435">
            <text:p>435</text:p>
          </table:table-cell>
          <table:table-cell table:number-columns-repeated="1022"/>
        </table:table-row>
        <table:table-row table:style-name="ro2">
          <table:table-cell office:value-type="string">
            <text:p>Lenaia share of tragic plays</text:p>
          </table:table-cell>
          <table:table-cell table:style-name="ce12" table:formula="of:=[.C33]/[.C34]" office:value-type="percentage" office:value="0.0941558441558442">
            <text:p>9%</text:p>
          </table:table-cell>
          <table:table-cell table:number-columns-repeated="1022"/>
        </table:table-row>
        <table:table-row table:style-name="ro2">
          <table:table-cell office:value-type="string">
            <text:p>Lenaia share of tragic participations</text:p>
          </table:table-cell>
          <table:table-cell table:style-name="ce12" table:formula="of:=[.B33]/[.B34]" office:value-type="percentage" office:value="0.172106824925816">
            <text:p>17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ecorded 5th-century tragic poets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16" office:value-type="string">
            <text:p>p. 2 in Garland, Robert (2004). Surviving Greek Tragedy. London, Duckworth.</text:p>
          </table:table-cell>
          <table:table-cell table:number-columns-repeated="1018"/>
        </table:table-row>
        <table:table-row table:style-name="ro2">
          <table:table-cell office:value-type="string">
            <text:p>estimated total 5th-century tragic poets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2">
          <table:table-cell office:value-type="string">
            <text:p>participations by Minors (other than Big-3 or Smaller-6)</text:p>
          </table:table-cell>
          <table:table-cell table:style-name="ce13" table:formula="of:=[.B67]" office:value-type="float" office:value="142.481331168831">
            <text:p>142</text:p>
          </table:table-cell>
          <table:table-cell table:number-columns-repeated="1022"/>
        </table:table-row>
        <table:table-row table:style-name="ro2">
          <table:table-cell office:value-type="string">
            <text:p>participations / Minor</text:p>
          </table:table-cell>
          <table:table-cell table:style-name="ce14" table:formula="of:=[.B42]/([.B41]-9)" office:value-type="float" office:value="2.79375159154571">
            <text:p>2.8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Big-3 (Aeschylus, Sophicles, Euripides)</text:p>
          </table:table-cell>
          <table:table-cell office:value-type="string">
            <text:p>participations</text:p>
          </table:table-cell>
          <table:table-cell office:value-type="string">
            <text:p>plays</text:p>
          </table:table-cell>
          <table:table-cell office:value-type="string">
            <text:p>victories</text:p>
          </table:table-cell>
          <table:table-cell table:number-columns-repeated="1020"/>
        </table:table-row>
        <table:table-row table:style-name="ro2">
          <table:table-cell office:value-type="string">
            <text:p>Dionysia</text:p>
          </table:table-cell>
          <table:table-cell table:style-name="ce15" table:formula="of:=SUM([.B18:.D18])" office:value-type="float" office:value="65">
            <text:p>65</text:p>
          </table:table-cell>
          <table:table-cell table:formula="of:=[.B49]*4" office:value-type="float" office:value="260">
            <text:p>260</text:p>
          </table:table-cell>
          <table:table-cell table:style-name="ce15" table:formula="of:=SUM([.B11:.D11])" office:value-type="float" office:value="34">
            <text:p>34</text:p>
          </table:table-cell>
          <table:table-cell table:number-columns-repeated="1020"/>
        </table:table-row>
        <table:table-row table:style-name="ro2">
          <table:table-cell office:value-type="string">
            <text:p>Lenaia</text:p>
          </table:table-cell>
          <table:table-cell table:style-name="ce15" table:formula="of:=SUM([.B19:.D19])" office:value-type="float" office:value="16">
            <text:p>16</text:p>
          </table:table-cell>
          <table:table-cell table:formula="of:=[.B50]*2" office:value-type="float" office:value="32">
            <text:p>32</text:p>
          </table:table-cell>
          <table:table-cell table:style-name="ce15" table:formula="of:=SUM([.B12:.D12])"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formula="of:=[.B49]+[.B50]" office:value-type="float" office:value="81">
            <text:p>81</text:p>
          </table:table-cell>
          <table:table-cell table:formula="of:=[.C49]+[.C50]" office:value-type="float" office:value="292">
            <text:p>292</text:p>
          </table:table-cell>
          <table:table-cell table:formula="of:=[.D49]+[.D50]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Big-3 average years active</text:p>
          </table:table-cell>
          <table:table-cell table:style-name="ce13" table:formula="of:=AVERAGE([.B21:.D21])" office:value-type="float" office:value="50.3333333333333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Big-3 winning share of festivals</text:p>
          </table:table-cell>
          <table:table-cell table:style-name="ce12" table:formula="of:=SUM([.B13:.D13])/[.D34]" office:value-type="percentage" office:value="0.336065573770492">
            <text:p>34%</text:p>
          </table:table-cell>
          <table:table-cell table:number-columns-repeated="1022"/>
        </table:table-row>
        <table:table-row table:style-name="ro2">
          <table:table-cell office:value-type="string">
            <text:p>participations / Big-3 poet</text:p>
          </table:table-cell>
          <table:table-cell table:formula="of:=[.B51]/3" office:value-type="float" office:value="27">
            <text:p>2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Smaller-6 tragic poets</text:p>
          </table:table-cell>
          <table:table-cell office:value-type="string">
            <text:p>participations</text:p>
          </table:table-cell>
          <table:table-cell office:value-type="string">
            <text:p>plays</text:p>
          </table:table-cell>
          <table:table-cell table:number-columns-repeated="1021"/>
        </table:table-row>
        <table:table-row table:style-name="ro2">
          <table:table-cell office:value-type="string">
            <text:p>Dionysia</text:p>
          </table:table-cell>
          <table:table-cell table:style-name="ce13" table:formula="of:=[.C60]/4" office:value-type="float" office:value="93.9813311688312">
            <text:p>94</text:p>
          </table:table-cell>
          <table:table-cell table:style-name="ce13" table:formula="of:=[.C62]-[.C61]" office:value-type="float" office:value="375.925324675325">
            <text:p>376</text:p>
          </table:table-cell>
          <table:table-cell table:number-columns-repeated="1021"/>
        </table:table-row>
        <table:table-row table:style-name="ro2">
          <table:table-cell office:value-type="string">
            <text:p>Lenaia</text:p>
          </table:table-cell>
          <table:table-cell table:style-name="ce13" table:formula="of:=[.C61]/2" office:value-type="float" office:value="19.5373376623377">
            <text:p>20</text:p>
          </table:table-cell>
          <table:table-cell table:style-name="ce13" table:formula="of:=[.B37]*[.C62]" office:value-type="float" office:value="39.0746753246753">
            <text:p>39</text:p>
          </table:table-cell>
          <table:table-cell table:number-columns-repeated="1021"/>
        </table:table-row>
        <table:table-row table:style-name="ro2">
          <table:table-cell office:value-type="string">
            <text:p>total</text:p>
          </table:table-cell>
          <table:table-cell table:style-name="ce13" table:formula="of:=[.B60]+[.B61]" office:value-type="float" office:value="113.518668831169">
            <text:p>114</text:p>
          </table:table-cell>
          <table:table-cell table:style-name="ce13" table:formula="of:=SUM([.B73:.B78])" office:value-type="float" office:value="415">
            <text:p>4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ther tragic poets ("Minors")</text:p>
          </table:table-cell>
          <table:table-cell office:value-type="string">
            <text:p>participations</text:p>
          </table:table-cell>
          <table:table-cell office:value-type="string">
            <text:p>plays</text:p>
          </table:table-cell>
          <table:table-cell table:number-columns-repeated="1021"/>
        </table:table-row>
        <table:table-row table:style-name="ro2">
          <table:table-cell office:value-type="string">
            <text:p>Dionysia</text:p>
          </table:table-cell>
          <table:table-cell table:style-name="ce13" table:formula="of:=[.B32]-[.B49]-[.B60]" office:value-type="float" office:value="120.018668831169">
            <text:p>120</text:p>
          </table:table-cell>
          <table:table-cell table:style-name="ce13" table:formula="of:=[.C32]-[.C49]-[.C60]" office:value-type="float" office:value="480.074675324675">
            <text:p>480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>
            <text:p>Lenaia</text:p>
          </table:table-cell>
          <table:table-cell table:style-name="ce13" table:formula="of:=[.B33]-[.B50]-[.B61]" office:value-type="float" office:value="22.4626623376623">
            <text:p>22</text:p>
          </table:table-cell>
          <table:table-cell table:style-name="ce13" table:formula="of:=[.C33]-[.C50]-[.C61]" office:value-type="float" office:value="44.9253246753247">
            <text:p>45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style-name="ce13" table:formula="of:=[.B34]-[.B51]-[.B62]" office:value-type="float" office:value="142.481331168831">
            <text:p>142</text:p>
          </table:table-cell>
          <table:table-cell table:style-name="ce13" table:formula="of:=[.C34]-[.C51]-[.C62]" office:value-type="float" office:value="525">
            <text:p>525</text:p>
          </table:table-cell>
          <table:table-cell table:style-name="ce1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maller-6 tragic poets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plays</text:p>
          </table:table-cell>
          <table:table-cell office:value-type="string">
            <text:p>Dionysia victories</text:p>
          </table:table-cell>
          <table:table-cell office:value-type="string">
            <text:p>max. Dionysia participation</text:p>
          </table:table-cell>
          <table:table-cell table:number-columns-repeated="1020"/>
        </table:table-row>
        <table:table-row table:style-name="ro2">
          <table:table-cell office:value-type="string">
            <text:p>Neophron of Sicyon</text:p>
          </table:table-cell>
          <table:table-cell office:value-type="float" office:value="120">
            <text:p>120</text:p>
          </table:table-cell>
          <table:table-cell/>
          <table:table-cell table:formula="of:=[.B73]/4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office:value-type="string">
            <text:p>Pilocles the Elde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74]/4" office:value-type="float" office:value="25">
            <text:p>25</text:p>
          </table:table-cell>
          <table:table-cell table:number-columns-repeated="1020"/>
        </table:table-row>
        <table:table-row table:style-name="ro2">
          <table:table-cell office:value-type="string">
            <text:p>Aristarchus of Tegea</text:p>
          </table:table-cell>
          <table:table-cell office:value-type="float" office:value="70">
            <text:p>70</text:p>
          </table:table-cell>
          <table:table-cell/>
          <table:table-cell table:formula="of:=[.B75]/4" office:value-type="float" office:value="17.5">
            <text:p>17.5</text:p>
          </table:table-cell>
          <table:table-cell table:number-columns-repeated="1020"/>
        </table:table-row>
        <table:table-row table:style-name="ro2">
          <table:table-cell office:value-type="string">
            <text:p>Iophon of Athens</text:p>
          </table:table-cell>
          <table:table-cell office:value-type="float" office:value="50">
            <text:p>50</text:p>
          </table:table-cell>
          <table:table-cell/>
          <table:table-cell table:formula="of:=[.B76]/4" office:value-type="float" office:value="12.5">
            <text:p>12.5</text:p>
          </table:table-cell>
          <table:table-cell table:number-columns-repeated="1020"/>
        </table:table-row>
        <table:table-row table:style-name="ro2">
          <table:table-cell office:value-type="string">
            <text:p>Ion of Chios</text:p>
          </table:table-cell>
          <table:table-cell office:value-type="float" office:value="45">
            <text:p>45</text:p>
          </table:table-cell>
          <table:table-cell/>
          <table:table-cell table:formula="of:=[.B77]/4" office:value-type="float" office:value="11.25">
            <text:p>11.25</text:p>
          </table:table-cell>
          <table:table-cell table:number-columns-repeated="1020"/>
        </table:table-row>
        <table:table-row table:style-name="ro2">
          <table:table-cell office:value-type="string">
            <text:p>Achaeus of Eretria</text:p>
          </table:table-cell>
          <table:table-cell office:value-type="float" office:value="30">
            <text:p>30</text:p>
          </table:table-cell>
          <table:table-cell/>
          <table:table-cell table:formula="of:=[.B78]/4" office:value-type="float" office:value="7.5">
            <text:p>7.5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able winners" table:style-name="ta3" table:print="false">
        <table:table-column table:style-name="co11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 table:number-columns-spanned="3" table:number-rows-spanned="1">
            <text:p>"Notable" winners of tragic poetry competition at Athenian City Dionysia</text:p>
          </table:table-cell>
          <table:covered-table-cell table:number-columns-repeated="2" table:style-name="ce3"/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" office:value-type="string">
            <text:p><text:a xlink:href="http://acrosswalls.org/datasets/">http://acrosswalls.org/datasets/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/>
          <table:table-cell table:style-name="ce17" table:formula="of:=1-[.B9]/[.B8]" office:value-type="percentage" office:value="0.611111111111111">
            <text:p>61%</text:p>
          </table:table-cell>
          <table:table-cell table:style-name="ce18" office:value-type="string">
            <text:p>Aeschylus, Sophocles, Euripides joint winning share among notables</text:p>
          </table:table-cell>
          <table:table-cell table:number-columns-repeated="1021"/>
        </table:table-row>
        <table:table-row table:style-name="ro1">
          <table:table-cell/>
          <table:table-cell table:style-name="ce17" table:formula="of:=[$'tragic competitive field'.B54]" office:value-type="percentage" office:value="0.336065573770492">
            <text:p>34%</text:p>
          </table:table-cell>
          <table:table-cell table:style-name="ce18" office:value-type="string">
            <text:p>Aeschylus, Sophocles, Euripides joint winning share from 499-407 BCE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18" office:value-type="string">
            <text:p>notability, not surprisingly, over-represents the Big 3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18"/>
          <table:table-cell table:number-columns-repeated="1021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notable winner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non Big-3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n</text:p>
          </table:table-cell>
          <table:table-cell office:value-type="string">
            <text:p>non Big-3</text:p>
          </table:table-cell>
          <table:table-cell office:value-type="string">
            <text:p>Notable winners of the City Dionysia for tragedy (wikipedia)</text:p>
          </table:table-cell>
          <table:table-cell/>
          <table:table-cell office:value-type="string">
            <text:p>Notable winners as listed in Wikipedia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<text:s text:c="4"/>* 484 BC - Aeschylus</text:p>
          </table:table-cell>
          <table:table-cell/>
          <table:table-cell office:value-type="string">
            <text:p>http://en.wikipedia.org/wiki/Dionysia#Tragedy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76 Phrynicho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<text:s text:c="4"/>* 472 BC - Aeschylus (The Persians)</text:p>
          </table:table-cell>
          <table:table-cell/>
          <table:table-cell office:value-type="string">
            <text:p>Criteria of notability not given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s text:c="4"/>* 471 BC - Polyphrasmon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<text:s text:c="4"/>* 468 BC - Sophocles (Triptolemus)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<text:s text:c="4"/>* 467 BC - Aeschylus (Seven Against Thebes)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<text:s text:c="4"/>* 463 BC - Aeschylus (The Suppliants)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. 460 Aristias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<text:s text:c="4"/>* 458 BC - Aeschylus (The Oresteia)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 text:c="4"/>* 449 BC - Herakleides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<text:s text:c="4"/>* 441 BC - Euripide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<text:s text:c="4"/>* 441 BC - Sophocles, (Antigone)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 text:c="4"/>* 431 BC - Euphorion, son of Aeschylus, Sophocles took 2nd pla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<text:s text:c="4"/>* 428 BC - Euripides (Hippolytus)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 text:c="4"/>* 427 BC - Philocles, nephew of Aeshyclus, Sophocles took 2nd pla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<text:s text:c="4"/>* 415 BC - Xenocle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<text:s text:c="4"/>* 409 BC - Sophocles (Philoctetes)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<text:s text:c="4"/>* 406 BC - Euripides (The Bacchae)</text:p>
          </table:table-cell>
          <table:table-cell table:number-columns-repeated="1021"/>
        </table:table-row>
        <table:table-row table:style-name="ro1">
          <table:table-cell/>
          <table:table-cell table:formula="of:=SUM([.B13:.B30])" office:value-type="float" office:value="7">
            <text:p>7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istophanes play references" table:style-name="ta4" table:print="false">
        <table:table-column table:style-name="co15" table:default-cell-style-name="Excel_20_Built-in_20_Normal"/>
        <table:table-column table:style-name="co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Some references in Aristophanes to other playwrights' plays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7" office:value-type="string">
            <text:p><text:a xlink:href="http://acrosswalls.org/datasets/">http://acrosswalls.org/datasets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n</text:p>
          </table:table-cell>
          <table:table-cell office:value-type="string">
            <text:p>play</text:p>
          </table:table-cell>
          <table:table-cell office:value-type="string">
            <text:p>line number</text:p>
          </table:table-cell>
          <table:table-cell office:value-type="string">
            <text:p>text of referen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rnians</text:p>
          </table:table-cell>
          <table:table-cell office:value-type="float" office:value="12">
            <text:p>12</text:p>
          </table:table-cell>
          <table:table-cell office:value-type="string">
            <text:p>"Theognis' play"</text:p>
          </table:table-cell>
          <table:table-cell/>
          <table:table-cell office:value-type="string">
            <text:p>According to Garland (2004) p. 14: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ouds</text:p>
          </table:table-cell>
          <table:table-cell office:value-type="float" office:value="145">
            <text:p>145</text:p>
          </table:table-cell>
          <table:table-cell office:value-type="string">
            <text:p>non-title reference to lost Sophocles play concerning Athamas</text:p>
          </table:table-cell>
          <table:table-cell/>
          <table:table-cell office:value-type="string">
            <text:p>"Aristophanes cites from 45 tragedies of Euripides, 21 of Aeschylus, and 17 of Sophocles.  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ouds</text:p>
          </table:table-cell>
          <table:table-cell office:value-type="float" office:value="158">
            <text:p>158</text:p>
          </table:table-cell>
          <table:table-cell office:value-type="string">
            <text:p>"my play The Good Boy and the Buggered Boy" ref to Aristophanes first play, The Banqueters</text:p>
          </table:table-cell>
          <table:table-cell/>
          <table:table-cell office:value-type="string">
            <text:p>He also cites from two plays of Achaeus, one of Agathon, two of Ion of Chios, and one of Xenocles." 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ouds</text:p>
          </table:table-cell>
          <table:table-cell office:value-type="float" office:value="159">
            <text:p>159</text:p>
          </table:table-cell>
          <table:table-cell office:value-type="string">
            <text:p>"Eupolis first inflicted his Maricas on you"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louds</text:p>
          </table:table-cell>
          <table:table-cell office:value-type="float" office:value="159">
            <text:p>159</text:p>
          </table:table-cell>
          <table:table-cell office:value-type="string">
            <text:p>"which was a rehash of my Knights"</text:p>
          </table:table-cell>
          <table:table-cell/>
          <table:table-cell office:value-type="string">
            <text:p>Garland, Robert (2004). Surviving Greek Tragedy. London, Duckworth.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louds</text:p>
          </table:table-cell>
          <table:table-cell office:value-type="float" office:value="192">
            <text:p>192</text:p>
          </table:table-cell>
          <table:table-cell office:value-type="string">
            <text:p>"song by Simonides called 'The Fleecing of the Ram' "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sps</text:p>
          </table:table-cell>
          <table:table-cell office:value-type="float" office:value="229">
            <text:p>229</text:p>
          </table:table-cell>
          <table:table-cell office:value-type="string">
            <text:p>"give us a recitation from Niobe"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ace</text:p>
          </table:table-cell>
          <table:table-cell office:value-type="float" office:value="308">
            <text:p>308</text:p>
          </table:table-cell>
          <table:table-cell office:value-type="string">
            <text:p>"his play called Mice" (Carcinus, rival comic playwright)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ace</text:p>
          </table:table-cell>
          <table:table-cell office:value-type="float" office:value="310">
            <text:p>310</text:p>
          </table:table-cell>
          <table:table-cell office:value-type="string">
            <text:p>"Ion of Chios, who composed the song 'O Morning Star' "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ace</text:p>
          </table:table-cell>
          <table:table-cell office:value-type="float" office:value="317">
            <text:p>317</text:p>
          </table:table-cell>
          <table:table-cell office:value-type="string">
            <text:p>"and sings that epode from Medea", not by Euripides but possibly by Melanthius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irds</text:p>
          </table:table-cell>
          <table:table-cell office:value-type="float" office:value="343">
            <text:p>343</text:p>
          </table:table-cell>
          <table:table-cell office:value-type="string">
            <text:p>"It's Sophocles fault…in his tragedy called Tereus."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ysistrata</text:p>
          </table:table-cell>
          <table:table-cell office:value-type="float" office:value="425">
            <text:p>425</text:p>
          </table:table-cell>
          <table:table-cell office:value-type="string">
            <text:p>"no wonder we're the subject of tragedies like 'Poseidon and the Tub' by Sophocles'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ysistrata</text:p>
          </table:table-cell>
          <table:table-cell office:value-type="float" office:value="475">
            <text:p>475</text:p>
          </table:table-cell>
          <table:table-cell office:value-type="string">
            <text:p>"even when somebody began singing "Long Long Ago" when he oughta be singing "The Bluebells of Sparta"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ysistrata</text:p>
          </table:table-cell>
          <table:table-cell office:value-type="float" office:value="488">
            <text:p>488</text:p>
          </table:table-cell>
          <table:table-cell office:value-type="string">
            <text:p>"in the words of Aeschylus' Lycurgeia"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ysistrata</text:p>
          </table:table-cell>
          <table:table-cell office:value-type="float" office:value="514">
            <text:p>514</text:p>
          </table:table-cell>
          <table:table-cell office:value-type="string">
            <text:p>"I'll borrow from Euripides, his Palamedes"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ysistrata</text:p>
          </table:table-cell>
          <table:table-cell office:value-type="float" office:value="517">
            <text:p>517</text:p>
          </table:table-cell>
          <table:table-cell office:value-type="string">
            <text:p>"is it embarrassment that his Palamedes bombed?"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ysistrata</text:p>
          </table:table-cell>
          <table:table-cell office:value-type="float" office:value="517">
            <text:p>517</text:p>
          </table:table-cell>
          <table:table-cell office:value-type="string">
            <text:p>"I'll send up his brand-new Helen"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ogs</text:p>
          </table:table-cell>
          <table:table-cell office:value-type="float" office:value="542">
            <text:p>542</text:p>
          </table:table-cell>
          <table:table-cell office:value-type="string">
            <text:p>"I was on deck reading Andromeda"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ogs</text:p>
          </table:table-cell>
          <table:table-cell office:value-type="float" office:value="579">
            <text:p>579</text:p>
          </table:table-cell>
          <table:table-cell office:value-type="string">
            <text:p>"your Telephus would come to naught"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ogs</text:p>
          </table:table-cell>
          <table:table-cell office:value-type="float" office:value="579">
            <text:p>579</text:p>
          </table:table-cell>
          <table:table-cell office:value-type="string">
            <text:p>I don't care which: my Peleus, my Aeolus, my Meleager -- yes, and even my Telephus"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ogs</text:p>
          </table:table-cell>
          <table:table-cell office:value-type="float" office:value="585">
            <text:p>585</text:p>
          </table:table-cell>
          <table:table-cell office:value-type="string">
            <text:p>"In my Seven Against Thebes…I contrived to make every male who saw it hot for war."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ogs</text:p>
          </table:table-cell>
          <table:table-cell office:value-type="float" office:value="586">
            <text:p>586</text:p>
          </table:table-cell>
          <table:table-cell office:value-type="string">
            <text:p>"Then, when I produced my Persians, it sent them raving…"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ogs</text:p>
          </table:table-cell>
          <table:table-cell office:value-type="float" office:value="587">
            <text:p>587</text:p>
          </table:table-cell>
          <table:table-cell office:value-type="string">
            <text:p>"what harm to the community was ever done by my Stheneboea?" (Euripides)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rliament of Women</text:p>
          </table:table-cell>
          <table:table-cell office:value-type="float" office:value="656">
            <text:p>656</text:p>
          </table:table-cell>
          <table:table-cell office:value-type="string">
            <text:p>"you'll fill the land with Oedipus Wrecks"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lutus (Wealth)</text:p>
          </table:table-cell>
          <table:table-cell office:value-type="float" office:value="682">
            <text:p>682</text:p>
          </table:table-cell>
          <table:table-cell office:value-type="string">
            <text:p>"surrounded by his wife and kids exactly like 'The Children of Heracles' in Pamphilus's tragedy"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gic_20_poets" style:display-name="PageStyle_tragic po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gic_20_competitive_20_field" style:display-name="PageStyle_tragic competitive fie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ble_20_winners" style:display-name="PageStyle_notable win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istophanes_20_play_20_references" style:display-name="PageStyle_aristophanes play refe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72" meta:object-count="0"/>
    <meta:generator>OpenOffice/4.1.1$Win32 OpenOffice.org_project/411m6$Build-9775</meta:generator>
  </office:meta>
</office:document-meta>
</file>